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2.25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3346in" svg:width="3.3846in" svg:height="0.531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38:21.599963776</meta:creation-date>
    <dc:title>Writer Template</dc:title>
    <meta:editing-duration>PT20M16S</meta:editing-duration>
    <meta:editing-cycles>4</meta:editing-cycles>
    <meta:generator>LibreOffice/7.4.7.2$Linux_X86_64 LibreOffice_project/40$Build-2</meta:generator>
    <dc:date>2023-10-09T17:01:39.190695152</dc:date>
    <meta:document-statistic meta:table-count="0" meta:image-count="0" meta:object-count="1" meta:page-count="1" meta:paragraph-count="1" meta:word-count="0" meta:character-count="0" meta:non-whitespace-character-count="0"/>
    <meta:template xlink:type="simple" xlink:actuate="onRequest" xlink:title="Writer Template" xlink:href="../WriterTemplate.odt" meta:date="2023-10-09T16:38:21.084859370"/>
  </office:meta>
</office:document-meta>
</file>

<file path=Object 1/content.xml><?xml version="1.0" encoding="utf-8"?>
<math xmlns="http://www.w3.org/1998/Math/MathML" display="block">
  <semantics>
    <mrow>
      <mi>h</mi>
      <mrow>
        <mn>2</mn>
        <mo stretchy="false">=</mo>
        <mrow>
          <mi>c</mi>
          <mo stretchy="false">+</mo>
          <mrow>
            <mn>20</mn>
            <mo stretchy="false">⋅</mo>
            <mi>ln</mi>
          </mrow>
        </mrow>
      </mrow>
      <mrow>
        <mo fence="true" form="prefix" stretchy="false">(</mo>
        <mrow>
          <msqrt>
            <mrow>
              <mfrac>
                <msubsup>
                  <mi>f</mi>
                  <mi>r</mi>
                  <mn>4</mn>
                </msubsup>
                <mrow>
                  <msup>
                    <mrow>
                      <mo fence="true" form="prefix" stretchy="false">(</mo>
                      <mrow>
                        <mrow>
                          <msubsup>
                            <mi>f</mi>
                            <mi>r</mi>
                            <mn>2</mn>
                          </msubsup>
                          <mo stretchy="false">−</mo>
                          <msup>
                            <mi>f</mi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i>f</mi>
                          <mo stretchy="false">⋅</mo>
                          <mi>γ</mi>
                          <mo stretchy="false">/</mo>
                          <mrow>
                            <mo fence="true" form="prefix" stretchy="false">(</mo>
                            <mrow>
                              <mrow>
                                <mn>2</mn>
                                <mo stretchy="false">⋅</mo>
                                <mi>π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  <mfrac>
                <mn>1</mn>
                <mrow>
                  <mn>1</mn>
                  <mo stretchy="false">+</mo>
                  <msup>
                    <mrow>
                      <mo fence="true" form="prefix" stretchy="false">(</mo>
                      <mrow>
                        <mrow>
                          <mi>f</mi>
                          <mo stretchy="false">/</mo>
                          <msub>
                            <mi>f</mi>
                            <mi>p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</mrow>
          </msqrt>
        </mrow>
        <mo fence="true" form="postfix" stretchy="false">)</mo>
      </mrow>
    </mrow>
    <annotation encoding="StarMath 5.0">h2 = c + 20 cdot ln ( sqrt{ frac {f_r^4 } {(f_r^2 - f^2) ^ 2 + (f cdot %gamma / (2 cdot %pi )) ^ 2} frac {1} 1 + (f / f_p) ^ 2 } )</annotation>
  </semantics>
</math>
</file>